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Ajuntament de Maó</text:span></text:h>
      <text:p text:style-name="Text_20_body"><text:span text:style-name="Strong_20_Emphasis">Campanya de conscienciació ambiental 2025</text:span></text:p>
      <text:p text:style-name="Text_20_body"><text:span text:style-name="Strong_20_Emphasis">“Cuidem la nostra illa”</text:span></text:p>
      <text:p text:style-name="Text_20_body">La Regidoria de Medi Ambient de l’Ajuntament de Maó posa en marxa una nova campanya amb l’objectiu de promoure hàbits sostenibles entre la ciutadania.<text:line-break/>Durant els mesos de novembre i desembre es duran a terme diverses activitats, com tallers de reciclatge, xerrades sobre energia renovable i jornades de neteja de platges.</text:p>
      <text:p text:style-name="Text_20_body">La campanya té com a lema <text:span text:style-name="Emphasis">“Cada petit gest compta”</text:span>, i anima tots els veïns del municipi a participar-hi activament per preservar l’entorn natural de Menorca.</text:p>
      <text:p text:style-name="Text_20_body">Per a més informació, podeu consultar el web <text:span text:style-name="Strong_20_Emphasis">www.ajmao.cat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25:04.491329317</meta:creation-date>
    <dc:date>2025-11-04T09:25:22.783776987</dc:date>
    <meta:editing-duration>PT21S</meta:editing-duration>
    <meta:editing-cycles>1</meta:editing-cycles>
    <meta:document-statistic meta:table-count="0" meta:image-count="0" meta:object-count="0" meta:page-count="1" meta:paragraph-count="6" meta:word-count="98" meta:character-count="617" meta:non-whitespace-character-count="525"/>
    <meta:generator>LibreOffice/24.2.7.2$Linux_X86_64 LibreOffice_project/420$Build-2</meta:generator>
  </office:meta>
</office:document-meta>
</file>